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left="0in" fo:margin-right="0in" fo:text-indent="0in" style:auto-text-indent="false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left="0in" fo:margin-right="0in" fo:text-indent="0in" style:auto-text-indent="fals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kay, I have thoroughly analyzed the provided JavaScript and HTML code for the "Lyceum" application. Based on this analysis, here is a comprehensive user guide:</text:p>
      <text:p text:style-name="Text_20_body"><text:span text:style-name="Strong_20_Emphasis">Lyceum User Guide</text:span></text:p>
      <text:p text:style-name="Text_20_body">Welcome to Lyceum, your personal learning platform designed for both structured courses and flexible test generation! This guide will walk you through the features and how to use them effectively.</text:p>
      <text:p text:style-name="Text_20_body"><text:span text:style-name="Strong_20_Emphasis">1. Introduction: What is Lyceum?</text:span></text:p>
      <text:p text:style-name="Text_20_body">Lyceum combines two main functionalities:</text:p>
      <text:list text:style-name="L1">
        <text:list-item>
          <text:p text:style-name="P1"><text:span text:style-name="Strong_20_Emphasis">Test Generation:</text:span> Create practice tests based on specific subjects and chapters you define (like "Fundamentals of Physics"). Track your progress, identify weak areas, and manage studied content.</text:p>
        </text:list-item>
        <text:list-item>
          <text:p text:style-name="P1"><text:span text:style-name="Strong_20_Emphasis">Structured Courses:</text:span> Enroll in pre-defined courses with video lectures, PDF materials, assignments, exams, and progress tracking towards a final grade and certificate.</text:p>
        </text:list-item>
      </text:list>
      <text:p text:style-name="Text_20_body">It also includes features like AI-powered explanations, note-taking, document management, and communication tools.</text:p>
      <text:p text:style-name="Text_20_body"><text:span text:style-name="Strong_20_Emphasis">2. Getting Started</text:span></text:p>
      <text:list text:style-name="L2">
        <text:list-item>
          <text:p text:style-name="P2"><text:span text:style-name="Strong_20_Emphasis">Login/Signup:</text:span></text:p>
          <text:list>
            <text:list-item>
              <text:p text:style-name="P2">Access Lyceum via the main index.html file.</text:p>
            </text:list-item>
            <text:list-item>
              <text:p text:style-name="P2">You'll be presented with a Login/Sign Up section.</text:p>
            </text:list-item>
            <text:list-item>
              <text:p text:style-name="P2"><text:span text:style-name="Strong_20_Emphasis">Login:</text:span> Enter your registered Email/Username and Password.</text:p>
            </text:list-item>
            <text:list-item>
              <text:p text:style-name="P2"><text:span text:style-name="Strong_20_Emphasis">Sign Up:</text:span> Provide a unique Username (3-20 letters, numbers, underscores), a valid Email, and a Password (min. 6 characters).</text:p>
            </text:list-item>
            <text:list-item>
              <text:p text:style-name="P2"><text:span text:style-name="Strong_20_Emphasis">Google Sign-in:</text:span> You can also sign in or sign up using your Google account by clicking the "Sign In with Google" button.</text:p>
            </text:list-item>
          </text:list>
        </text:list-item>
        <text:list-item>
          <text:p text:style-name="P2"><text:span text:style-name="Strong_20_Emphasis">Onboarding (First-Time Users):</text:span></text:p>
          <text:list>
            <text:list-item>
              <text:p text:style-name="P2">If you're a new user, you might see an onboarding screen after signing in.</text:p>
            </text:list-item>
            <text:list-item>
              <text:p text:style-name="P2">You'll be asked to select an <text:span text:style-name="Strong_20_Emphasis">Initial Subject</text:span> for the Test Generation feature (e.g., "Fundamentals of Physics") OR you can choose to <text:span text:style-name="Strong_20_Emphasis">Browse Courses</text:span> immediately.</text:p>
            </text:list-item>
            <text:list-item>
              <text:p text:style-name="P2">Selecting a subject completes the initial setup for Test Generation. Choosing to browse courses will take you to the course catalog. You can always manage subjects and enroll in courses later.</text:p>
            </text:list-item>
          </text:list>
        </text:list-item>
      </text:list>
      <text:p text:style-name="Text_20_body"><text:span text:style-name="Strong_20_Emphasis">3. Main Interface Overview</text:span></text:p>
      <text:p text:style-name="Text_20_body">Once logged in (and past onboarding), you'll see the main application interface:</text:p>
      <text:list text:style-name="L3">
        <text:list-item>
          <text:p text:style-name="P3"><text:soft-page-break/><text:span text:style-name="Strong_20_Emphasis">Sidebar (Left):</text:span> Your main navigation hub. Contains links to different sections. It dynamically switches between:</text:p>
          <text:list>
            <text:list-item>
              <text:p text:style-name="P3"><text:span text:style-name="Strong_20_Emphasis">Standard Navigation:</text:span> Access Home, Test Generation features, Course Browsing, Profile, Inbox, etc.</text:p>
            </text:list-item>
            <text:list-item>
              <text:p text:style-name="P3"><text:span text:style-name="Strong_20_Emphasis">Course Navigation:</text:span> Appears when you enter a specific course, providing links relevant to that course (Dashboard, Study Material, Assignments, etc.).</text:p>
            </text:list-item>
            <text:list-item>
              <text:p text:style-name="P3"><text:span text:style-name="Strong_20_Emphasis">Mobile:</text:span> On smaller screens, the sidebar is hidden by default. Tap the menu icon (☰) in the top-left to open/close it.</text:p>
            </text:list-item>
          </text:list>
        </text:list-item>
        <text:list-item>
          <text:p text:style-name="P3"><text:span text:style-name="Strong_20_Emphasis">Header (Top):</text:span></text:p>
          <text:list>
            <text:list-item>
              <text:p text:style-name="P3"><text:span text:style-name="Strong_20_Emphasis">Mobile:</text:span> Shows the menu button and Lyceum title.</text:p>
            </text:list-item>
            <text:list-item>
              <text:p text:style-name="P3"><text:span text:style-name="Strong_20_Emphasis">Desktop:</text:span> Shows the currently selected <text:span text:style-name="Strong_20_Emphasis">Subject</text:span> (for Test Generation) or <text:span text:style-name="Strong_20_Emphasis">Course</text:span> context and your <text:span text:style-name="Strong_20_Emphasis">User Profile</text:span> (picture, name, admin indicator if applicable).</text:p>
            </text:list-item>
          </text:list>
        </text:list-item>
        <text:list-item>
          <text:p text:style-name="P3"><text:span text:style-name="Strong_20_Emphasis">Main Content Area (Center/Right):</text:span> This is where the main content for the selected feature (Dashboard, Test Generation, Course Material, etc.) is displayed.</text:p>
        </text:list-item>
      </text:list>
      <text:p text:style-name="Text_20_body"><text:span text:style-name="Strong_20_Emphasis">4. Core Features: Test Generation (Standard Mode)</text:span></text:p>
      <text:p text:style-name="Text_20_body">This section focuses on generating practice tests based on subjects you manage.</text:p>
      <text:list text:style-name="L4">
        <text:list-item>
          <text:p text:style-name="P4"><text:span text:style-name="Strong_20_Emphasis">Accessing Test Generation:</text:span></text:p>
          <text:list>
            <text:list-item>
              <text:p text:style-name="P4">From the <text:span text:style-name="Strong_20_Emphasis">Home Dashboard</text:span>.</text:p>
            </text:list-item>
            <text:list-item>
              <text:p text:style-name="P4">Via the <text:span text:style-name="Strong_20_Emphasis">TestGen Dashboard</text:span> dropdown in the sidebar. Click "Generate Test".</text:p>
            </text:list-item>
          </text:list>
        </text:list-item>
        <text:list-item>
          <text:p text:style-name="P4"><text:span text:style-name="Strong_20_Emphasis">Managing Subjects (ui_subjects.js, ui_core.js -&gt; sidebar-standard-nav):</text:span></text:p>
          <text:list>
            <text:list-item>
              <text:p text:style-name="P4">Go to <text:span text:style-name="Strong_20_Emphasis">TestGen Dashboard</text:span> &gt; <text:span text:style-name="Strong_20_Emphasis">Manage Subjects</text:span>.</text:p>
            </text:list-item>
            <text:list-item>
              <text:p text:style-name="P4"><text:span text:style-name="Strong_20_Emphasis">View:</text:span> See a list of your current subjects (e.g., "Fundamentals of Physics").</text:p>
            </text:list-item>
            <text:list-item>
              <text:p text:style-name="P4"><text:span text:style-name="Strong_20_Emphasis">Select:</text:span> Choose the subject you want to work with for test generation. The selected subject appears in the header.</text:p>
            </text:list-item>
            <text:list-item>
              <text:p text:style-name="P5"><text:span text:style-name="Strong_20_Emphasis">Add:</text:span> Define a new subject, giving it a name and specifying the <text:span text:style-name="Strong_20_Emphasis">Markdown Filename</text:span> (e.g., Quantum_Mechanics.md) where its chapter/question structure is defined. Crucially, this .md file must exist in the application's root folder. Set the default maximum questions per test.</text:p>
            </text:list-item>
            <text:list-item>
              <text:p text:style-name="P5"><text:span text:style-name="Strong_20_Emphasis">Edit:</text:span> Modify the name, filename, max questions, MCQ/Problem ratio, and default duration for an existing subject. Changing the filename will reload chapter data from the new file.</text:p>
            </text:list-item>
            <text:list-item>
              <text:p text:style-name="P4"><text:span text:style-name="Strong_20_Emphasis">Delete:</text:span> Remove a subject and all its associated progress data (irreversible). You cannot delete the last subject.</text:p>
            </text:list-item>
          </text:list>
        </text:list-item>
        <text:list-item>
          <text:p text:style-name="P4"><text:span text:style-name="Strong_20_Emphasis">Managing Studied Chapters (ui_studied_chapters.js):</text:span></text:p>
          <text:list>
            <text:list-item>
              <text:p text:style-name="P4"><text:soft-page-break/>Go to <text:span text:style-name="Strong_20_Emphasis">TestGen Dashboard</text:span> &gt; <text:span text:style-name="Strong_20_Emphasis">Studied Chapters</text:span>.</text:p>
            </text:list-item>
            <text:list-item>
              <text:p text:style-name="P5">Check the boxes next to chapters you've already studied for the currently selected subject.</text:p>
            </text:list-item>
            <text:list-item>
              <text:p text:style-name="P4">This list is used when you select the "Test Studied Chapters Only" option. Changes are saved automatically.</text:p>
            </text:list-item>
          </text:list>
        </text:list-item>
        <text:list-item>
          <text:p text:style-name="P4"><text:span text:style-name="Strong_20_Emphasis">Generating a Test (ui_test_generation.js):</text:span></text:p>
          <text:list>
            <text:list-item>
              <text:p text:style-name="P4">From the <text:span text:style-name="Strong_20_Emphasis">TestGen Dashboard</text:span> (or Home), click:</text:p>
              <text:list>
                <text:list-item>
                  <text:p text:style-name="P4"><text:span text:style-name="Strong_20_Emphasis">Test Studied Chapters Only:</text:span> Creates a test based on chapters marked as studied.</text:p>
                </text:list-item>
                <text:list-item>
                  <text:p text:style-name="P4"><text:span text:style-name="Strong_20_Emphasis">Test Specific Chapters:</text:span> Allows you to manually select chapters for the test via checkboxes.</text:p>
                </text:list-item>
              </text:list>
            </text:list-item>
            <text:list-item>
              <text:p text:style-name="P4"><text:span text:style-name="Strong_20_Emphasis">Choose Format:</text:span> After selecting chapters, choose:</text:p>
              <text:list>
                <text:list-item>
                  <text:p text:style-name="P4"><text:span text:style-name="Strong_20_Emphasis">Online Test:</text:span> Take the test interactively within Lyceum.</text:p>
                </text:list-item>
                <text:list-item>
                  <text:p text:style-name="P4"><text:span text:style-name="Strong_20_Emphasis">PDF Test:</text:span> Download .pdf and .tex files for the questions and solutions to take offline.</text:p>
                </text:list-item>
              </text:list>
            </text:list-item>
          </text:list>
        </text:list-item>
        <text:list-item>
          <text:p text:style-name="P4"><text:span text:style-name="Strong_20_Emphasis">Taking an Online Test (ui_online_test.js):</text:span></text:p>
          <text:list>
            <text:list-item>
              <text:p text:style-name="P4">A dedicated interface appears with a timer.</text:p>
            </text:list-item>
            <text:list-item>
              <text:p text:style-name="P4">Navigate using <text:span text:style-name="Strong_20_Emphasis">Previous/Next</text:span> buttons.</text:p>
            </text:list-item>
            <text:list-item>
              <text:p text:style-name="P4">Answer MCQs by selecting radio buttons or type answers/steps for Problems in the text area. Your answers are saved as you go.</text:p>
            </text:list-item>
            <text:list-item>
              <text:p text:style-name="P4">Submit the test using the <text:span text:style-name="Strong_20_Emphasis">Submit Test</text:span> button (appears on the last question) or the <text:span text:style-name="Strong_20_Emphasis">Submit Now</text:span> button (appears in the last 5 minutes or if forced).</text:p>
            </text:list-item>
            <text:list-item>
              <text:p text:style-name="P4">Time's up? The test auto-submits.</text:p>
            </text:list-item>
          </text:list>
        </text:list-item>
        <text:list-item>
          <text:p text:style-name="P4"><text:span text:style-name="Strong_20_Emphasis">Viewing Exam Results &amp; Review (exam_storage.js, ui_exams_dashboard.js):</text:span></text:p>
          <text:list>
            <text:list-item>
              <text:p text:style-name="P4">Go to <text:span text:style-name="Strong_20_Emphasis">TestGen Dashboard</text:span> &gt; <text:span text:style-name="Strong_20_Emphasis">Exams Dashboard</text:span>.</text:p>
            </text:list-item>
            <text:list-item>
              <text:p text:style-name="P4"><text:span text:style-name="Strong_20_Emphasis">Completed Exam History:</text:span> Lists your past TestGen exams for the current subject.</text:p>
            </text:list-item>
            <text:list-item>
              <text:p text:style-name="P4">Click <text:span text:style-name="Strong_20_Emphasis">Review</text:span> (or <text:span text:style-name="Strong_20_Emphasis">Details</text:span> for older PDF exams) to see:</text:p>
              <text:list>
                <text:list-item>
                  <text:p text:style-name="P4">Overall score and percentage.</text:p>
                </text:list-item>
                <text:list-item>
                  <text:p text:style-name="P4">AI-generated overall feedback (strengths, weaknesses, recommendations).</text:p>
                </text:list-item>
                <text:list-item>
                  <text:p text:style-name="P4">A question-by-question breakdown showing your answer, the correct answer (for MCQs), AI marking feedback (for problems), and points awarded.</text:p>
                </text:list-item>
                <text:list-item>
                  <text:p text:style-name="P4"><text:soft-page-break/><text:span text:style-name="Strong_20_Emphasis">Explain (AI):</text:span> Click this button on a question to get a detailed step-by-step explanation from the AI tutor. You can ask follow-up questions in the explanation panel.</text:p>
                </text:list-item>
                <text:list-item>
                  <text:p text:style-name="P4"><text:span text:style-name="Strong_20_Emphasis">Report Issue:</text:span> If you find an error in the question, marking, or explanation, use this button to send a report to the admin.</text:p>
                </text:list-item>
              </text:list>
            </text:list-item>
          </text:list>
        </text:list-item>
        <text:list-item>
          <text:p text:style-name="P4"><text:span text:style-name="Strong_20_Emphasis">Entering PDF Exam Results (ui_exams_dashboard.js):</text:span></text:p>
          <text:list>
            <text:list-item>
              <text:p text:style-name="P4">If you generated a PDF test, it appears in the <text:span text:style-name="Strong_20_Emphasis">Pending PDF Exams</text:span> list on the Exams Dashboard.</text:p>
            </text:list-item>
            <text:list-item>
              <text:p text:style-name="P4">Click <text:span text:style-name="Strong_20_Emphasis">Enter Results</text:span>.</text:p>
            </text:list-item>
            <text:list-item>
              <text:p text:style-name="P4">Input the number of questions you got <text:span text:style-name="Strong_20_Emphasis">WRONG</text:span> for each chapter covered in the PDF test.</text:p>
            </text:list-item>
            <text:list-item>
              <text:p text:style-name="P4">Submit the results. This updates your chapter progress statistics.</text:p>
            </text:list-item>
          </text:list>
        </text:list-item>
        <text:list-item>
          <text:p text:style-name="P4"><text:span text:style-name="Strong_20_Emphasis">Tracking TestGen Progress (ui_progress_dashboard.js):</text:span></text:p>
          <text:list>
            <text:list-item>
              <text:p text:style-name="P4">Go to <text:span text:style-name="Strong_20_Emphasis">TestGen Dashboard</text:span> &gt; <text:span text:style-name="Strong_20_Emphasis">Progress (Test Gen)</text:span>.</text:p>
            </text:list-item>
            <text:list-item>
              <text:p text:style-name="P5">View charts showing your performance across chapters for the currently selected subject:</text:p>
              <text:list>
                <text:list-item>
                  <text:p text:style-name="P4">Difficulty Score (%)</text:p>
                </text:list-item>
                <text:list-item>
                  <text:p text:style-name="P4">Consecutive Mastery (tests without errors)</text:p>
                </text:list-item>
                <text:list-item>
                  <text:p text:style-name="P4">Questions Attempted</text:p>
                </text:list-item>
                <text:list-item>
                  <text:p text:style-name="P4">Wrong Answers</text:p>
                </text:list-item>
              </text:list>
            </text:list-item>
          </text:list>
        </text:list-item>
        <text:list-item>
          <text:p text:style-name="P4"><text:span text:style-name="Strong_20_Emphasis">Import/Export (ui_import_export.js):</text:span></text:p>
          <text:list>
            <text:list-item>
              <text:p text:style-name="P4">Go to <text:span text:style-name="Strong_20_Emphasis">TestGen Dashboard</text:span> &gt; <text:span text:style-name="Strong_20_Emphasis">Import / Export</text:span>.</text:p>
            </text:list-item>
            <text:list-item>
              <text:p text:style-name="P5"><text:span text:style-name="Strong_20_Emphasis">Export:</text:span> Download a JSON backup file containing only your Test Generation data (subjects, progress, history) for the logged-in user.</text:p>
            </text:list-item>
            <text:list-item>
              <text:p text:style-name="P4"><text:span text:style-name="Strong_20_Emphasis">Import:</text:span> Upload a previously exported JSON file. <text:span text:style-name="Strong_20_Emphasis">WARNING:</text:span> This completely OVERWRITES your current Test Generation data. Course data is unaffected. Use with caution! Imported data is re-synced with the latest chapter definitions from the Markdown files.</text:p>
            </text:list-item>
          </text:list>
        </text:list-item>
      </text:list>
      <text:p text:style-name="Text_20_body"><text:span text:style-name="Strong_20_Emphasis">5. Core Features: Structured Courses</text:span></text:p>
      <text:p text:style-name="Text_20_body">This section covers enrolling in and progressing through structured courses.</text:p>
      <text:list text:style-name="L5">
        <text:list-item>
          <text:p text:style-name="P6"><text:span text:style-name="Strong_20_Emphasis">Browsing Courses (ui_courses.js):</text:span></text:p>
          <text:list>
            <text:list-item>
              <text:p text:style-name="P6">Click <text:span text:style-name="Strong_20_Emphasis">Browse Courses</text:span> in the sidebar.</text:p>
            </text:list-item>
            <text:list-item>
              <text:p text:style-name="P6">Search for courses by name, tag, or description.</text:p>
            </text:list-item>
            <text:list-item>
              <text:p text:style-name="P6"><text:soft-page-break/>View the list of available courses (only 'approved' courses are shown unless you are an Admin).</text:p>
            </text:list-item>
            <text:list-item>
              <text:p text:style-name="P6">Click on a course title or <text:span text:style-name="Strong_20_Emphasis">View Details</text:span> to learn more about its content, chapters, and status.</text:p>
            </text:list-item>
          </text:list>
        </text:list-item>
        <text:list-item>
          <text:p text:style-name="P6"><text:span text:style-name="Strong_20_Emphasis">Enrolling in a Course (ui_course_enrollment.js):</text:span></text:p>
          <text:list>
            <text:list-item>
              <text:p text:style-name="P6">From the course details page or browse list, click <text:span text:style-name="Strong_20_Emphasis">Enroll</text:span>.</text:p>
            </text:list-item>
            <text:list-item>
              <text:p text:style-name="P6">Choose your <text:span text:style-name="Strong_20_Emphasis">Enrollment Mode</text:span>:</text:p>
              <text:list>
                <text:list-item>
                  <text:p text:style-name="P6"><text:span text:style-name="Strong_20_Emphasis">Full Enrollment:</text:span> Enables all features - assignments, exams, progress tracking, grading, certificate eligibility.</text:p>
                </text:list-item>
                <text:list-item>
                  <text:p text:style-name="P6"><text:span text:style-name="Strong_20_Emphasis">Viewer Mode:</text:span> Provides read-only access to study materials (videos, PDFs, notes). Assignments, progress, and certificates are disabled.</text:p>
                </text:list-item>
              </text:list>
            </text:list-item>
            <text:list-item>
              <text:p text:style-name="P6">If choosing Full Enrollment, select your desired <text:span text:style-name="Strong_20_Emphasis">Learning Pace</text:span> (Compact, Mediocre, Lenient, or Custom days). This influences your daily objectives.</text:p>
            </text:list-item>
            <text:list-item>
              <text:p text:style-name="P6">Click <text:span text:style-name="Strong_20_Emphasis">Enroll &amp; Start Learning</text:span>.</text:p>
            </text:list-item>
          </text:list>
        </text:list-item>
        <text:list-item>
          <text:p text:style-name="P6"><text:span text:style-name="Strong_20_Emphasis">My Courses Dashboard (ui_course_dashboard.js):</text:span></text:p>
          <text:list>
            <text:list-item>
              <text:p text:style-name="P6">Click <text:span text:style-name="Strong_20_Emphasis">My Courses</text:span> in the sidebar.</text:p>
            </text:list-item>
            <text:list-item>
              <text:p text:style-name="P6">See a list of all courses you are enrolled in.</text:p>
            </text:list-item>
            <text:list-item>
              <text:p text:style-name="P6">Each card shows the course name, status, grade (if applicable), progress bar (if applicable), and attendance. Viewer mode courses are indicated.</text:p>
            </text:list-item>
            <text:list-item>
              <text:p text:style-name="P6">Click <text:span text:style-name="Strong_20_Emphasis">Enter Course</text:span> (or <text:span text:style-name="Strong_20_Emphasis">View Materials</text:span> for viewers) to go to the specific course dashboard.</text:p>
            </text:list-item>
          </text:list>
        </text:list-item>
        <text:list-item>
          <text:p text:style-name="P6"><text:span text:style-name="Strong_20_Emphasis">Course Dashboard (ui_course_dashboard.js):</text:span></text:p>
          <text:list>
            <text:list-item>
              <text:p text:style-name="P6">Appears when you enter a specific course. The sidebar changes to <text:span text:style-name="Strong_20_Emphasis">Course Navigation</text:span>.</text:p>
            </text:list-item>
            <text:list-item>
              <text:p text:style-name="P6">Displays the course name.</text:p>
            </text:list-item>
            <text:list-item>
              <text:p text:style-name="P6">Shows <text:span text:style-name="Strong_20_Emphasis">Today's Objective</text:span> (e.g., "Study Chapter 5", "Complete Assignment 3") based on your pace and progress (not shown in Viewer Mode).</text:p>
            </text:list-item>
            <text:list-item>
              <text:p text:style-name="P6">Provides <text:span text:style-name="Strong_20_Emphasis">Quick Links</text:span> to:</text:p>
              <text:list>
                <text:list-item>
                  <text:p text:style-name="P6"><text:span text:style-name="Strong_20_Emphasis">Study Material:</text:span> Access the full chapter list and materials.</text:p>
                </text:list-item>
                <text:list-item>
                  <text:p text:style-name="P6"><text:span text:style-name="Strong_20_Emphasis">Next Lesson:</text:span> Jumps directly to the study material for the chapter you should be working on based on your pace (or the chapter list if viewer).</text:p>
                </text:list-item>
                <text:list-item>
                  <text:p text:style-name="P6"><text:span text:style-name="Strong_20_Emphasis">Assignments &amp; Exams:</text:span> View and start available daily assignments, weekly/midcourse/final exams (disabled for viewers).</text:p>
                </text:list-item>
                <text:list-item>
                  <text:p text:style-name="P6"><text:span text:style-name="Strong_20_Emphasis">Notes &amp; Documents:</text:span> Manage your personal notes and uploads for the course.</text:p>
                </text:list-item>
                <text:list-item>
                  <text:p text:style-name="P6"><text:soft-page-break/><text:span text:style-name="Strong_20_Emphasis">Detailed Progress:</text:span> View your scores, charts, and potential certificate (disabled for viewers).</text:p>
                </text:list-item>
              </text:list>
            </text:list-item>
            <text:list-item>
              <text:p text:style-name="P6">Includes an <text:span text:style-name="Strong_20_Emphasis">Unenroll</text:span> button (use with caution - deletes progress).</text:p>
            </text:list-item>
          </text:list>
        </text:list-item>
        <text:list-item>
          <text:p text:style-name="P6"><text:span text:style-name="Strong_20_Emphasis">Viewing Study Material (ui_course_study_material.js, ui_course_content_menu.js):</text:span></text:p>
          <text:list>
            <text:list-item>
              <text:p text:style-name="P6">Access via the <text:span text:style-name="Strong_20_Emphasis">Study Material</text:span> or <text:span text:style-name="Strong_20_Emphasis">Next Lesson</text:span> links.</text:p>
            </text:list-item>
            <text:list-item>
              <text:p text:style-name="P6">Initially shows a <text:span text:style-name="Strong_20_Emphasis">Content Menu</text:span> listing all chapters. Click a chapter to view its materials.</text:p>
            </text:list-item>
            <text:list-item>
              <text:p text:style-name="P6"><text:span text:style-name="Strong_20_Emphasis">Chapter View:</text:span></text:p>
              <text:list>
                <text:list-item>
                  <text:p text:style-name="P6"><text:span text:style-name="Strong_20_Emphasis">Video Player:</text:span> Watch embedded YouTube lectures. Navigate between multiple videos for the chapter if available.</text:p>
                </text:list-item>
                <text:list-item>
                  <text:p text:style-name="P6"><text:span text:style-name="Strong_20_Emphasis">Transcription:</text:span> View the video transcript (if available). Click lines to jump to that part of the video. Expand/collapse the view.</text:p>
                </text:list-item>
                <text:list-item>
                  <text:p text:style-name="P6"><text:span text:style-name="Strong_20_Emphasis">PDF Viewer:</text:span> Read associated PDF documents page by page. Navigate using Prev/Next buttons.</text:p>
                </text:list-item>
                <text:list-item>
                  <text:p text:style-name="P6"><text:span text:style-name="Strong_20_Emphasis">Chapter Tools:</text:span></text:p>
                  <text:list>
                    <text:list-item>
                      <text:p text:style-name="P6"><text:span text:style-name="Strong_20_Emphasis">Explain Selection (AI):</text:span> Select text in the transcription and click to get an AI explanation.</text:p>
                    </text:list-item>
                    <text:list-item>
                      <text:p text:style-name="P6"><text:span text:style-name="Strong_20_Emphasis">Ask AI (Transcript):</text:span> Ask the AI a question about the entire video transcript.</text:p>
                    </text:list-item>
                    <text:list-item>
                      <text:p text:style-name="P7"><text:span text:style-name="Strong_20_Emphasis">Ask AI (Page):</text:span> (PDF Viewer) Ask the AI about the currently visible PDF page (uses image analysis).</text:p>
                    </text:list-item>
                    <text:list-item>
                      <text:p text:style-name="P7"><text:span text:style-name="Strong_20_Emphasis">Ask AI (Doc):</text:span> (PDF Viewer) Ask the AI about the entire PDF document content.</text:p>
                    </text:list-item>
                    <text:list-item>
                      <text:p text:style-name="P6"><text:span text:style-name="Strong_20_Emphasis">Formulas/Summary (AI):</text:span> Generate a formula sheet or chapter summary based on the available PDF/transcription content. Download options are provided.</text:p>
                    </text:list-item>
                  </text:list>
                </text:list-item>
              </text:list>
            </text:list-item>
            <text:list-item>
              <text:p text:style-name="P6"><text:span text:style-name="Strong_20_Emphasis">Progress Tracking (Full Enrollment):</text:span> Your watch time for videos and pages viewed in PDFs contribute to your chapter completion percentage, visible in the content menu.</text:p>
            </text:list-item>
          </text:list>
        </text:list-item>
        <text:list-item>
          <text:p text:style-name="P6"><text:span text:style-name="Strong_20_Emphasis">Taking Course Assignments &amp; Exams (ui_course_assignments_exams.js):</text:span></text:p>
          <text:list>
            <text:list-item>
              <text:p text:style-name="P6">Access via the <text:span text:style-name="Strong_20_Emphasis">Assignments &amp; Exams</text:span> link from the course dashboard or sidebar.</text:p>
            </text:list-item>
            <text:list-item>
              <text:p text:style-name="P6">Lists available Daily Assignments, Weekly Exams, Midcourse Exams, and Final Exams based on your progress and the course schedule.</text:p>
            </text:list-item>
            <text:list-item>
              <text:p text:style-name="P6">Click <text:span text:style-name="Strong_20_Emphasis">Start</text:span> next to an available activity.</text:p>
            </text:list-item>
            <text:list-item>
              <text:p text:style-name="P6">This launches the <text:span text:style-name="Strong_20_Emphasis">Online Test UI</text:span> (same interface as Test Generation).</text:p>
            </text:list-item>
            <text:list-item>
              <text:p text:style-name="P6"><text:soft-page-break/>Complete and submit the test. Results are automatically recorded in your course progress.</text:p>
            </text:list-item>
          </text:list>
        </text:list-item>
        <text:list-item>
          <text:p text:style-name="P6"><text:span text:style-name="Strong_20_Emphasis">Skip Exams (ui_course_study_material.js):</text:span></text:p>
          <text:list>
            <text:list-item>
              <text:p text:style-name="P6">On the <text:span text:style-name="Strong_20_Emphasis">Study Material</text:span> (content menu) page, each chapter (if not yet studied and content exists) has a <text:span text:style-name="Strong_20_Emphasis">Take Skip Exam</text:span> button.</text:p>
            </text:list-item>
            <text:list-item>
              <text:p text:style-name="P6">Clicking this generates an MCQ-based exam for that chapter.</text:p>
            </text:list-item>
            <text:list-item>
              <text:p text:style-name="P6">Passing this exam (typically &gt;=70-75%) marks the chapter as studied, potentially letting you skip watching videos/reading PDFs for it.</text:p>
            </text:list-item>
          </text:list>
        </text:list-item>
        <text:list-item>
          <text:p text:style-name="P6"><text:span text:style-name="Strong_20_Emphasis">Viewing Course Progress (ui_course_progress.js):</text:span></text:p>
          <text:list>
            <text:list-item>
              <text:p text:style-name="P6">Access via the <text:span text:style-name="Strong_20_Emphasis">Detailed Progress</text:span> link.</text:p>
            </text:list-item>
            <text:list-item>
              <text:p text:style-name="P6">See your <text:span text:style-name="Strong_20_Emphasis">Overall Grade</text:span> (calculated based on component weights defined in config.js), <text:span text:style-name="Strong_20_Emphasis">Attendance</text:span>, and <text:span text:style-name="Strong_20_Emphasis">Pace</text:span>.</text:p>
            </text:list-item>
            <text:list-item>
              <text:p text:style-name="P6">View <text:span text:style-name="Strong_20_Emphasis">Performance Trend Charts</text:span> for assignments, weekly exams, midcourse exams, and skip exam attempts.</text:p>
            </text:list-item>
            <text:list-item>
              <text:p text:style-name="P6">See a <text:span text:style-name="Strong_20_Emphasis">Score Breakdown</text:span> table summarizing average scores for each component.</text:p>
            </text:list-item>
            <text:list-item>
              <text:p text:style-name="P6"><text:span text:style-name="Strong_20_Emphasis">Certificate:</text:span> If you've completed the course with a passing grade (not 'F'), a preview of your certificate will be generated. You can download it as a PNG or PDF.</text:p>
            </text:list-item>
          </text:list>
        </text:list-item>
        <text:list-item>
          <text:p text:style-name="P6"><text:span text:style-name="Strong_20_Emphasis">Notes &amp; Documents (ui_notes_documents.js):</text:span></text:p>
          <text:list>
            <text:list-item>
              <text:p text:style-name="P6">Access via the <text:span text:style-name="Strong_20_Emphasis">Notes &amp; Documents</text:span> link.</text:p>
            </text:list-item>
            <text:list-item>
              <text:p text:style-name="P6">Select a chapter from the menu.</text:p>
            </text:list-item>
            <text:list-item>
              <text:p text:style-name="P6"><text:span text:style-name="Strong_20_Emphasis">Your Notes:</text:span></text:p>
              <text:list>
                <text:list-item>
                  <text:p text:style-name="P6"><text:span text:style-name="Strong_20_Emphasis">Add Note:</text:span> Create text notes for the selected chapter.</text:p>
                </text:list-item>
                <text:list-item>
                  <text:p text:style-name="P6"><text:span text:style-name="Strong_20_Emphasis">Upload File:</text:span> Upload files (.txt, .md, .pdf, .tex, images) associated with the chapter. Text/PDF content may be extracted for viewing/AI actions.</text:p>
                </text:list-item>
                <text:list-item>
                  <text:p text:style-name="P6"><text:span text:style-name="Strong_20_Emphasis">View/Edit/Delete:</text:span> Manage your notes and uploads.</text:p>
                </text:list-item>
                <text:list-item>
                  <text:p text:style-name="P6"><text:span text:style-name="Strong_20_Emphasis">AI Actions (on Text/LaTeX Notes):</text:span></text:p>
                  <text:list>
                    <text:list-item>
                      <text:p text:style-name="P6"><text:span text:style-name="Strong_20_Emphasis">Review Note (AI):</text:span> Get feedback on your note compared to the chapter's source material. Generates a new "AI Review" note.</text:p>
                    </text:list-item>
                    <text:list-item>
                      <text:p text:style-name="P6"><text:span text:style-name="Strong_20_Emphasis">Improve with AI:</text:span> Ask the AI to enhance clarity, structure, and add relevant equations (appends suggestions).</text:p>
                    </text:list-item>
                    <text:list-item>
                      <text:p text:style-name="P6"><text:span text:style-name="Strong_20_Emphasis">Convert to LaTeX (AI):</text:span> Transform your text note into LaTeX format.</text:p>
                    </text:list-item>
                  </text:list>
                </text:list-item>
                <text:list-item>
                  <text:p text:style-name="P6"><text:span text:style-name="Strong_20_Emphasis">AI Actions (on Image Uploads):</text:span></text:p>
                  <text:list>
                    <text:list-item>
                      <text:p text:style-name="P6"><text:soft-page-break/><text:span text:style-name="Strong_20_Emphasis">OCR &amp; LaTeX (AI):</text:span> Use AI Vision to extract text/math from an uploaded image and convert it into a new LaTeX note.</text:p>
                    </text:list-item>
                  </text:list>
                </text:list-item>
                <text:list-item>
                  <text:p text:style-name="P6"><text:span text:style-name="Strong_20_Emphasis">Download:</text:span> Download LaTeX notes as .tex files. Download Text, LaTeX, or AI Review notes as .pdf. Preview/Print LaTeX notes.</text:p>
                </text:list-item>
              </text:list>
            </text:list-item>
          </text:list>
        </text:list-item>
      </text:list>
      <text:p text:style-name="Text_20_body"><text:span text:style-name="Strong_20_Emphasis">6. Account Management</text:span></text:p>
      <text:list text:style-name="L6">
        <text:list-item>
          <text:p text:style-name="P8"><text:span text:style-name="Strong_20_Emphasis">Your Profile (ui_user_profile.js, ui_profile_picture.js):</text:span></text:p>
          <text:list>
            <text:list-item>
              <text:p text:style-name="P8">Access via the <text:span text:style-name="Strong_20_Emphasis">Your Profile</text:span> link in the sidebar or by clicking your name/picture in the header (desktop).</text:p>
            </text:list-item>
            <text:list-item>
              <text:p text:style-name="P8"><text:span text:style-name="Strong_20_Emphasis">Update Display Name:</text:span> Change the name shown throughout the application.</text:p>
            </text:list-item>
            <text:list-item>
              <text:p text:style-name="P8"><text:span text:style-name="Strong_20_Emphasis">Update Profile Picture:</text:span> Click the picture area, select an image file (max 5MB), crop it using the circular cropper, and click "Crop &amp; Use".</text:p>
            </text:list-item>
            <text:list-item>
              <text:p text:style-name="P8"><text:span text:style-name="Strong_20_Emphasis">View Badges:</text:span> See badges awarded for completing courses.</text:p>
            </text:list-item>
            <text:list-item>
              <text:p text:style-name="P8"><text:span text:style-name="Strong_20_Emphasis">View Basic Info:</text:span> See your Username (read-only after signup), Email, and User ID.</text:p>
            </text:list-item>
            <text:list-item>
              <text:p text:style-name="P8"><text:span text:style-name="Strong_20_Emphasis">Log Out:</text:span> Sign out of your Lyceum account.</text:p>
            </text:list-item>
          </text:list>
        </text:list-item>
        <text:list-item>
          <text:p text:style-name="P8"><text:span text:style-name="Strong_20_Emphasis">Inbox (ui_inbox.js):</text:span></text:p>
          <text:list>
            <text:list-item>
              <text:p text:style-name="P8">Access via the <text:span text:style-name="Strong_20_Emphasis">Inbox</text:span> link in the sidebar. A red dot/number indicates unread messages.</text:p>
            </text:list-item>
            <text:list-item>
              <text:p text:style-name="P8">View messages from the Admin.</text:p>
            </text:list-item>
            <text:list-item>
              <text:p text:style-name="P8">Click a message summary to expand and read the full content. Unread messages are marked as read automatically when expanded.</text:p>
            </text:list-item>
            <text:list-item>
              <text:p text:style-name="P8"><text:span text:style-name="Strong_20_Emphasis">Contact Admin:</text:span> Send a message directly to the administrator.</text:p>
            </text:list-item>
            <text:list-item>
              <text:p text:style-name="P8"><text:span text:style-name="Strong_20_Emphasis">Reply to Admin:</text:span> Reply to a specific message received from the Admin.</text:p>
            </text:list-item>
            <text:list-item>
              <text:p text:style-name="P8"><text:span text:style-name="Strong_20_Emphasis">Delete:</text:span> Remove messages from your inbox.</text:p>
            </text:list-item>
          </text:list>
        </text:list-item>
      </text:list>
      <text:p text:style-name="Text_20_body"><text:span text:style-name="Strong_20_Emphasis">7. Admin Panel (Administrators Only)</text:span></text:p>
      <text:list text:style-name="L7">
        <text:list-item>
          <text:p text:style-name="P9">If your account has Admin privileges (matches ADMIN_UID in config.js), an <text:span text:style-name="Strong_20_Emphasis">Admin Panel</text:span> link appears in the sidebar.</text:p>
        </text:list-item>
        <text:list-item>
          <text:p text:style-name="P9">Provides tools to:</text:p>
          <text:list>
            <text:list-item>
              <text:p text:style-name="P9">View and reply to user feedback and exam issue reports.</text:p>
            </text:list-item>
            <text:list-item>
              <text:p text:style-name="P9">Manage courses (approve, reject, edit, delete reported courses, add new courses).</text:p>
            </text:list-item>
            <text:list-item>
              <text:p text:style-name="P9">Manage user course progress (view enrollments, manually set status/grade).</text:p>
            </text:list-item>
            <text:list-item>
              <text:p text:style-name="P9">Manage user badges (view, add, remove).</text:p>
            </text:list-item>
            <text:list-item>
              <text:p text:style-name="P9">Manage admin tasks/errors.</text:p>
            </text:list-item>
            <text:list-item>
              <text:p text:style-name="P9"><text:soft-page-break/>Assign YouTube videos from playlists to specific course chapters.</text:p>
            </text:list-item>
            <text:list-item>
              <text:p text:style-name="P9">Delete specific generated content (formula sheets, summaries) for users.</text:p>
            </text:list-item>
            <text:list-item>
              <text:p text:style-name="P9">List and view details of all users.</text:p>
            </text:list-item>
            <text:list-item>
              <text:p text:style-name="P9">Change usernames.</text:p>
            </text:list-item>
          </text:list>
        </text:list-item>
      </text:list>
      <text:p text:style-name="Text_20_body"><text:span text:style-name="Strong_20_Emphasis">8. Tips for Use</text:span></text:p>
      <text:list text:style-name="L8">
        <text:list-item>
          <text:p text:style-name="P10"><text:span text:style-name="Strong_20_Emphasis">Subject Management:</text:span> Ensure the Markdown (.md) files specified for your Test Generation subjects exist and are correctly formatted (### Chapter X, numbered questions).</text:p>
        </text:list-item>
        <text:list-item>
          <text:p text:style-name="P10"><text:span text:style-name="Strong_20_Emphasis">Course Content:</text:span> Course creators (or Admins) need to ensure video playlists, PDF paths, and transcription files are correctly linked in the course definition for materials to load properly.</text:p>
        </text:list-item>
        <text:list-item>
          <text:p text:style-name="P10"><text:span text:style-name="Strong_20_Emphasis">AI Features:</text:span> AI-generated content (summaries, formulas, explanations, marking) is helpful but may occasionally contain errors. Use it as a study aid, not a definitive source. Report issues if you find them!</text:p>
        </text:list-item>
        <text:list-item>
          <text:p text:style-name="P10"><text:span text:style-name="Strong_20_Emphasis">Data Backup:</text:span> Regularly use the <text:span text:style-name="Strong_20_Emphasis">Export</text:span> feature (TestGen Dashboard &gt; Import/Export) to back up your Test Generation progress.</text:p>
        </text:list-item>
        <text:list-item>
          <text:p text:style-name="P10"><text:span text:style-name="Strong_20_Emphasis">Pace Yourself:</text:span> Use the pace selection in courses to set realistic goals. Your "Today's Objective" will guide you.</text:p>
        </text:list-item>
        <text:list-item>
          <text:p text:style-name="P10"><text:span text:style-name="Strong_20_Emphasis">Notes:</text:span> Utilize the notes feature to consolidate your learning from videos, PDFs, and your own thoughts. The AI review can provide valuable feedback.</text:p>
        </text:list-item>
      </text:list>
      <text:p text:style-name="Text_20_body">This guide covers the primary functionalities based on the code provided. Explore the different sections to get the most out of Lyceum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00:14:40.921000000</meta:creation-date>
    <dc:date>2025-05-02T02:16:13.788000000</dc:date>
    <meta:editing-duration>PT2H1M34S</meta:editing-duration>
    <meta:editing-cycles>1</meta:editing-cycles>
    <meta:document-statistic meta:table-count="0" meta:image-count="0" meta:object-count="0" meta:page-count="9" meta:paragraph-count="192" meta:word-count="2470" meta:character-count="15491" meta:non-whitespace-character-count="13388"/>
    <meta:generator>LibreOffice/7.6.2.1$Windows_X86_64 LibreOffice_project/56f7684011345957bbf33a7ee678afaf4d2ba333</meta:generator>
  </office:meta>
</office:document-meta>
</file>